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Reply.FTPRep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TPReply.isNegativeTransient( int rep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Reply.isPositiveCompletion( int rep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Reply.isNegativePermanent( int rep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Reply.isPositiveIntermediate( int rep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Reply.isPositivePreliminary( int rep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